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EC8EC29B.png"/>
  <manifest:file-entry manifest:media-type="image/png" manifest:full-path="Pictures/100000000000032000000258217E47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12.58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586cm"/>
    </style:style>
    <style:style style:name="pr6" style:family="presentation" style:parent-style-name="lyt-sunrise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8.1000003814697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008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8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8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8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8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8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8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8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3.026cm" presentation:class="title" presentation:user-transformed="true">
          <draw:text-box>
            <text:p>Comparaison des algorithmes de détection de frontières en 3D</text:p>
          </draw:text-box>
        </draw:frame>
        <draw:frame presentation:style-name="pr2" draw:text-style-name="P1" draw:layer="layout" svg:width="25.199cm" svg:height="12.586cm" svg:x="1.4cm" svg:y="4.914cm" presentation:class="subtitle" presentation:user-transformed="true">
          <draw:text-box>
            <text:p>Konrad Kröb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 presentation:user-transformed="true">
          <draw:text-box>
            <text:p>Étapes parcouru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<text:s text:c="2"/>Tentative d'afficher octomaps en Matlab</text:p>
              </text:list-item>
              <text:list-item>
                <text:p><text:s text:c="2"/>Création d'une simulation en Matlab</text:p>
              </text:list-item>
              <text:list-item>
                <text:p><text:s text:c="2"/>Test de diverses algorithmes</text:p>
              </text:list-item>
              <text:list-item>
                <text:p><text:s text:c="2"/>Test d'algorithmes similiaires avec differents <text:tab/><text:tab/> <text:s text:c="8"/>voisin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La simulation dans Matlab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3">
              <text:list-item>
                <text:p>Frontiertest.m</text:p>
              </text:list-item>
              <text:list-item>
                <text:p>Permet de créer differents environments de cube et spheres et de tester differents algorithmes de détection de frontières dessus.</text:p>
              </text:list-item>
              <text:list-item>
                <text:p>Aucun bruit des capteurs</text:p>
              </text:list-item>
              <text:list-item>
                <text:p>Impossible de tester les algorithmes sur des donnés réel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ests de diverses algorithmes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3">
              <text:list-item>
                <text:p>Questions à résoudre:</text:p>
                <text:list>
                  <text:list-item>
                    <text:p>Points frontières = points libre/occupé/inconnu?</text:p>
                    <text:list>
                      <text:list-header>
                        <text:p>→ <text:s/>libre</text:p>
                      </text:list-header>
                    </text:list>
                  </text:list-item>
                  <text:list-item>
                    <text:p>Quels critères constituent un point frontière?</text:p>
                    <text:list>
                      <text:list-header>
                        <text:p>→ <text:s/>au moins 1 voisin occupé + 1 voisin inconnu</text:p>
                      </text:list-header>
                    </text:list>
                  </text:list-item>
                  <text:list-item>
                    <text:p>Quel voisinage est le plus efficace?</text:p>
                    <text:list>
                      <text:list-header>
                        <text:p>→ <text:s/>plus grand que 26 prend trop de temps à calculer</text:p>
                        <text:p>→ <text:s/>affecte surtout le nombre de points autour des mêmes frontières, ne trouve pas nouvelles frontière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ests de différents voisinage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3">
              <text:list-item>
                <text:p>Algorithmes 1-3: occupée: V6, inconnu: V6/18/26</text:p>
              </text:list-item>
              <text:list-item>
                <text:p>Algorithmes 4-6: occupée: V18, inconnu: V6/18/26</text:p>
              </text:list-item>
              <text:list-item>
                <text:p>Algorithmes 7-9: occupée: V26, inconnu: V6/18/26</text:p>
              </text:list-item>
              <text:list-item>
                <text:p>Algorithmes 10-18: comme 1-9, mais au moins un voisin doit être détecté comme frontière par convolution</text:p>
                <text:list>
                  <text:list-item>
                    <text:p>Dans les résultats les algos 10-18 ne montrent pas de difference à 1-9 alors l'analyse se base que sur 1-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Environnements parfai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3">
              <text:list-item>
                <text:p>Env 1 et 2: aucun algo n'est meilleur</text:p>
                <text:list>
                  <text:list-item>
                    <text:p>Intégrité &lt; 100% ne disqualifie pas</text:p>
                  </text:list-item>
                </text:list>
              </text:list-item>
              <text:list-item>
                <text:p>Env 3 et 4: algo 1,4 et 7 supérieures</text:p>
                <text:list>
                  <text:list-item>
                    <text:p>Algos 2,3,5,6,8,9 trouvent toute la surface penté comme frontière → disqualifié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Environnements „réels“<text:line-break/><text:span text:style-name="T1">Résolution: [360,90]</text:span>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3">
              <text:list-item>
                <text:p>La rélation entre frontières primaires, secondaires et fausses est consulté (=[prim+sec]/fausses)</text:p>
              </text:list-item>
              <text:list-item>
                <text:p>Env 1, 3 et 4: algo 7 mieux que 4 mieux que 1 </text:p>
              </text:list-item>
              <text:list-item>
                <text:p>Env 2: algo 1 mieux que 4 et 7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Environnements „réels“<text:line-break/><text:span text:style-name="T1">Résolution: [720,180]</text:span>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3">
              <text:list-item>
                <text:p>La rélation entre frontières primaires, secondaires et fausses est consulté (=[prim+sec]/fausses)</text:p>
              </text:list-item>
              <text:list-item>
                <text:p>Env 1 et 4: algo 7 mieux que 4 mieux que 1 </text:p>
              </text:list-item>
              <text:list-item>
                <text:p>Env 2: algo 1 mieux que 4 et 7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Conclusion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3">
              <text:list-item>
                <text:p>Algorithmes 1, 4, 7 et leur équivalents 10,13 et 16<text:line-break/>pourraient être utiles</text:p>
              </text:list-item>
              <text:list-item>
                <text:p>Algorithme 7 semble le plus prometteur</text:p>
              </text:list-item>
              <text:list-item>
                <text:p>Testes avec bruits ou environnements plus complexes necess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titledown" xlink:href="Pictures/100000000000032000000258217E47D0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15T16:22:05.71</meta:creation-date>
    <meta:editing-duration>PT1H44M20S</meta:editing-duration>
    <meta:editing-cycles>4</meta:editing-cycles>
    <dc:date>2019-12-15T19:07:59.78</dc:date>
    <meta:generator>OpenOffice/4.1.6$Win32 OpenOffice.org_project/416m1$Build-9790</meta:generator>
    <meta:document-statistic meta:object-count="68"/>
  </office:meta>
</office:document-meta>
</file>